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services-architecture</text:p>
      <text:p text:style-name="Standard"/>
      <text:p text:style-name="P1">https://github.com/diegogama/services-architecture</text:p>
      <text:p text:style-name="Standard"/>
      <text:p text:style-name="Standard">Documentação dos Microserviço</text:p>
      <text:p text:style-name="Standard"/>
      <text:p text:style-name="Standard">Microserviço amazom-produto</text:p>
      <text:p text:style-name="Standard"/>
      <text:p text:style-name="Standard">listar produto GET</text:p>
      <text:p text:style-name="Standard">http://localhost:8080/produto</text:p>
      <text:p text:style-name="Standard"/>
      <text:p text:style-name="Standard">buscar produto por id GET</text:p>
      <text:p text:style-name="Standard">http://localhost:8080/produto/1</text:p>
      <text:p text:style-name="Standard"/>
      <text:p text:style-name="Standard">Adicionar produto POST</text:p>
      <text:p text:style-name="Standard">http://localhost:8080/produto</text:p>
      <text:p text:style-name="Standard">Payload:</text:p>
      <text:p text:style-name="Standard">{</text:p>
      <text:p text:style-name="Standard"><text:s text:c="8"/>"nome": "Capa Kindle",</text:p>
      <text:p text:style-name="Standard"><text:s text:c="8"/>"descricao": "Capa do Kidle 8",</text:p>
      <text:p text:style-name="Standard"><text:s text:c="8"/>"tag": "leitor",</text:p>
      <text:p text:style-name="Standard"><text:s text:c="8"/>"detalhe": {</text:p>
      <text:p text:style-name="Standard"><text:s text:c="12"/>"id": 1</text:p>
      <text:p text:style-name="Standard"><text:s text:c="8"/>},</text:p>
      <text:p text:style-name="Standard"><text:s text:c="8"/>"genero": {</text:p>
      <text:p text:style-name="Standard"><text:s text:c="12"/>"id": 1</text:p>
      <text:p text:style-name="Standard"><text:s text:c="8"/>}</text:p>
      <text:p text:style-name="Standard">}</text:p>
      <text:p text:style-name="Standard"/>
      <text:p text:style-name="Standard">Alterar produto POST</text:p>
      <text:p text:style-name="Standard">http://localhost:8080/produto</text:p>
      <text:p text:style-name="Standard">Payload:</text:p>
      <text:p text:style-name="Standard">{</text:p>
      <text:p text:style-name="Standard"><text:s text:c="8"/>"id": 1,</text:p>
      <text:p text:style-name="Standard"><text:s text:c="8"/>"nome": "Capa Kindle",</text:p>
      <text:p text:style-name="Standard"><text:s text:c="8"/>"descricao": "Capa do Kidle 8",</text:p>
      <text:p text:style-name="Standard"><text:s text:c="8"/>"tag": "leitor",</text:p>
      <text:p text:style-name="Standard"><text:s text:c="8"/>"detalhe": {</text:p>
      <text:p text:style-name="Standard"><text:s text:c="12"/>"id": 1</text:p>
      <text:p text:style-name="Standard"><text:s text:c="8"/>},</text:p>
      <text:p text:style-name="Standard"><text:s text:c="8"/>"genero": {</text:p>
      <text:p text:style-name="Standard"><text:s text:c="12"/>"id": 1</text:p>
      <text:p text:style-name="Standard"><text:s text:c="8"/>}</text:p>
      <text:p text:style-name="Standard">}</text:p>
      <text:p text:style-name="Standard"/>
      <text:p text:style-name="Standard">Obter produto por genero GET</text:p>
      <text:p text:style-name="Standard">http://localhost:8080/produto/obter-por-genero/1</text:p>
      <text:p text:style-name="Standard"/>
      <text:p text:style-name="Standard">Obter produto por tag</text:p>
      <text:p text:style-name="Standard">http://localhost:8080/produto/obter-por-tag/leitor</text:p>
      <text:p text:style-name="Standard"/>
      <text:p text:style-name="Standard"/>
      <text:p text:style-name="Standard"><text:soft-page-break/>amazon-desejo</text:p>
      <text:p text:style-name="Standard"/>
      <text:p text:style-name="Standard">adicionar itens - POST</text:p>
      <text:p text:style-name="Standard"><text:tab/>http://localhost:8080/desejo</text:p>
      <text:p text:style-name="Standard"><text:tab/>Payload:</text:p>
      <text:p text:style-name="Standard"><text:tab/>{</text:p>
      <text:p text:style-name="Standard"><text:s text:c="8"/>"id_cliente": "2",</text:p>
      <text:p text:style-name="Standard"><text:s text:c="8"/>"id_produto": "10",</text:p>
      <text:p text:style-name="Standard"><text:s text:c="8"/>"data": "25/10/2019",</text:p>
      <text:p text:style-name="Standard"><text:s text:c="4"/>}</text:p>
      <text:p text:style-name="Standard"><text:tab/></text:p>
      <text:p text:style-name="Standard">buscar desejo por id - GET</text:p>
      <text:p text:style-name="Standard"><text:tab/>http://localhost:8080/desejo/1</text:p>
      <text:p text:style-name="Standard"><text:tab/></text:p>
      <text:p text:style-name="Standard"><text:tab/></text:p>
      <text:p text:style-name="Standard">amazon-pedido</text:p>
      <text:p text:style-name="Standard"><text:tab/> acompanhar os dados do seu pedido; buscar por id -GET</text:p>
      <text:p text:style-name="Standard"><text:tab/> http://localhost:8080/pedido/1</text:p>
      <text:p text:style-name="Standard"><text:tab/></text:p>
      <text:p text:style-name="Standard">amazon-suporte</text:p>
      <text:p text:style-name="Standard"><text:tab/></text:p>
      <text:p text:style-name="Standard"><text:tab/>buscar chamado por ID - GET - http://localhost:8080/chamado/1</text:p>
      <text:p text:style-name="Standard"><text:tab/> </text:p>
      <text:p text:style-name="Standard"><text:tab/> abrir um chamado técnico de algum problema que está acontecendo - POST</text:p>
      <text:p text:style-name="Standard"><text:tab/> http://localhost:8080/chamado</text:p>
      <text:p text:style-name="Standard"><text:tab/>Payload:</text:p>
      <text:p text:style-name="Standard"><text:tab/>{</text:p>
      <text:p text:style-name="Standard"><text:s text:c="8"/><text:tab/>"descricao": "Erro ao adicionar produto",</text:p>
      <text:p text:style-name="Standard"><text:s text:c="8"/><text:tab/>"telefone_contato": "(11) 98888-8888)",</text:p>
      <text:p text:style-name="Standard"><text:s text:c="8"/><text:tab/>"data": "20/11/2019",</text:p>
      <text:p text:style-name="Standard"><text:s text:c="8"/><text:tab/>"status": "aberto"</text:p>
      <text:p text:style-name="Standard"><text:tab/>}</text:p>
      <text:p text:style-name="Standard"><text:tab/> </text:p>
      <text:p text:style-name="Standard"/>
      <text:p text:style-name="Standard">amazon-frete</text:p>
      <text:p text:style-name="Standard"><text:tab/> calcular o frete de uma compra - POST;</text:p>
      <text:p text:style-name="Standard"><text:tab/>http://localhost:8080/frete</text:p>
      <text:p text:style-name="Standard"><text:tab/>{</text:p>
      <text:p text:style-name="Standard"><text:s text:c="8"/><text:tab/>"cep": "06666-666",</text:p>
      <text:p text:style-name="Standard"><text:s text:c="8"/><text:tab/>"peso": "5 kg"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3:07:55.710541517</meta:creation-date>
    <dc:date>2019-11-03T23:09:24.959586358</dc:date>
    <meta:editing-duration>PT1M30S</meta:editing-duration>
    <meta:editing-cycles>1</meta:editing-cycles>
    <meta:document-statistic meta:table-count="0" meta:image-count="0" meta:object-count="0" meta:page-count="2" meta:paragraph-count="80" meta:word-count="173" meta:character-count="1703" meta:non-whitespace-character-count="1323"/>
    <meta:generator>LibreOffice/6.0.7.3$Linux_X86_64 LibreOffice_project/00m0$Build-3</meta:generator>
  </office:meta>
</office:document-meta>
</file>